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8.8395833333333cm"/>
    </style:style>
    <style:style style:name="co2" style:family="table-column">
      <style:table-column-properties fo:break-before="auto" style:column-width="6.402916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s variables utilisées dans les instructions doivent être dans la table des symboles</text:p>
          </table:table-cell>
          <table:table-cell office:value-type="string" table:style-name="ce1">
            <text:p>Julien Rev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fonctions doivent être appelées avec le bon nombre d'arguments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arguments des fonctions doivent être du bon type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bounds des tableaux doivent être rangés par ordre croissant</text:p>
          </table:table-cell>
          <table:table-cell office:value-type="string" table:style-name="ce1">
            <text:p>Did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à gauche et à droite des affectations doivent être du même type (boolean ou integer ou array)</text:p>
          </table:table-cell>
          <table:table-cell office:value-type="string" table:style-name="ce1">
            <text:p>Julien Be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opérateurs arithmétiques se font tous sur des variables de type integer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expressions dans les if sont toutes du type boolean</text:p>
          </table:table-cell>
          <table:table-cell office:value-type="string" table:style-name="ce1">
            <text:p>Guillaume Brunea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 index statiques d’un tableau sont ils dans les bornes ?</text:p>
          </table:table-cell>
          <table:table-cell office:value-type="string" table:style-name="ce1">
            <text:p>Didier (en cours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e type de retour des fonctions est-il égal au type de retour attendu ?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érification des types lors des affectations de variab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s index d’un tableau sont ils dans les bonnes dimentions ?</text:p>
          </table:table-cell>
          <table:table-cell office:value-type="string" table:style-name="ce1">
            <text:p>Didier(en cours)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idier Duchamp</meta:initial-creator>
    <dc:creator>Didier Duchamp</dc:creator>
    <meta:creation-date>2015-03-19T14:32:49Z</meta:creation-date>
    <dc:date>2015-04-02T20:01:34Z</dc:date>
    <meta:editing-cycles>7</meta:editing-cycles>
    <meta:editing-duration>PT12282S</meta:editing-duration>
  </office:meta>
</office:document-meta>
</file>